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6.7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utput_clang_dynamic16.csv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 table:number-columns-repeated="235"/>
        <table:table-row table:style-name="AROW-0">
          <table:table-cell table:style-name="Gnumeric-default" office:value-type="string">
            <text:p>n</text:p>
          </table:table-cell>
          <table:table-cell table:style-name="Gnumeric-default" office:value-type="string">
            <text:p>time1</text:p>
          </table:table-cell>
          <table:table-cell table:style-name="ACE-1" office:value-type="string">
            <text:p>check1</text:p>
          </table:table-cell>
          <table:table-cell table:style-name="Gnumeric-default" office:value-type="string">
            <text:p>time2</text:p>
          </table:table-cell>
          <table:table-cell table:style-name="ACE-1" office:value-type="string">
            <text:p>check2</text:p>
          </table:table-cell>
          <table:table-cell table:style-name="Gnumeric-default" office:value-type="string">
            <text:p>time3</text:p>
          </table:table-cell>
          <table:table-cell table:style-name="ACE-1" office:value-type="string">
            <text:p>check3</text:p>
          </table:table-cell>
          <table:table-cell table:style-name="Gnumeric-default" office:value-type="string">
            <text:p>time4</text:p>
          </table:table-cell>
          <table:table-cell table:style-name="ACE-1" office:value-type="string">
            <text:p>check4</text:p>
          </table:table-cell>
          <table:table-cell table:style-name="Gnumeric-default" office:value-type="string">
            <text:p>time5</text:p>
          </table:table-cell>
          <table:table-cell table:style-name="ACE-1" office:value-type="string">
            <text:p>check5</text:p>
          </table:table-cell>
          <table:table-cell table:style-name="Gnumeric-default" office:value-type="string">
            <text:p>time6</text:p>
          </table:table-cell>
          <table:table-cell table:style-name="ACE-1" office:value-type="string">
            <text:p>check6</text:p>
          </table:table-cell>
          <table:table-cell table:style-name="Gnumeric-default" office:value-type="string">
            <text:p>time7</text:p>
          </table:table-cell>
          <table:table-cell table:style-name="ACE-1" office:value-type="string">
            <text:p>check7</text:p>
          </table:table-cell>
          <table:table-cell table:style-name="Gnumeric-default" office:value-type="string">
            <text:p>time8</text:p>
          </table:table-cell>
          <table:table-cell table:style-name="ACE-1" office:value-type="string">
            <text:p>check8</text:p>
          </table:table-cell>
          <table:table-cell table:style-name="Gnumeric-default" office:value-type="string">
            <text:p>time128</text:p>
          </table:table-cell>
          <table:table-cell table:style-name="ACE-1" office:value-type="string">
            <text:p>check128</text:p>
          </table:table-cell>
          <table:table-cell table:style-name="Gnumeric-default" office:value-type="string">
            <text:p>time2048</text:p>
          </table:table-cell>
          <table:table-cell table:style-name="ACE-1" office:value-type="string">
            <text:p>check204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92">
            <text:p>92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3">
            <text:p>63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1">
            <text:p>4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0">
            <text:p>40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3">
            <text:p>43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1">
            <text:p>5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9">
            <text:p>49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2">
            <text:p>62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35">
            <text:p>635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1749">
            <text:p>1749</text:p>
          </table:table-cell>
          <table:table-cell table:style-name="ACE-1" office:value-type="float" office:value="1624.9582310000001">
            <text:p>1624,95823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4230">
            <text:p>4230</text:p>
          </table:table-cell>
          <table:table-cell table:style-name="Gnumeric-default" office:value-type="float" office:value="158">
            <text:p>158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08">
            <text:p>108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70">
            <text:p>70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68">
            <text:p>68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77">
            <text:p>77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87">
            <text:p>87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0">
            <text:p>90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22">
            <text:p>122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708">
            <text:p>708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840">
            <text:p>1840</text:p>
          </table:table-cell>
          <table:table-cell table:style-name="ACE-1" office:value-type="float" office:value="2520.6573859999999">
            <text:p>2520,65738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5360">
            <text:p>5360</text:p>
          </table:table-cell>
          <table:table-cell table:style-name="Gnumeric-default" office:value-type="float" office:value="244">
            <text:p>244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71">
            <text:p>171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12">
            <text:p>112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29">
            <text:p>129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9">
            <text:p>139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2">
            <text:p>132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45">
            <text:p>145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653">
            <text:p>653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2116">
            <text:p>2116</text:p>
          </table:table-cell>
          <table:table-cell table:style-name="ACE-1" office:value-type="float" office:value="3238.3593129999999">
            <text:p>3238,359313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6490">
            <text:p>6490</text:p>
          </table:table-cell>
          <table:table-cell table:style-name="Gnumeric-default" office:value-type="float" office:value="355">
            <text:p>355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52">
            <text:p>252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63">
            <text:p>163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59">
            <text:p>159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0">
            <text:p>180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9">
            <text:p>189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05">
            <text:p>205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22">
            <text:p>222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746">
            <text:p>746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086">
            <text:p>2086</text:p>
          </table:table-cell>
          <table:table-cell table:style-name="ACE-1" office:value-type="float" office:value="3737.7677779999999">
            <text:p>3737,76777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7620">
            <text:p>7620</text:p>
          </table:table-cell>
          <table:table-cell table:style-name="Gnumeric-default" office:value-type="float" office:value="488">
            <text:p>488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45">
            <text:p>345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23">
            <text:p>223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23">
            <text:p>223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22">
            <text:p>222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64">
            <text:p>26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68">
            <text:p>268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98">
            <text:p>298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917">
            <text:p>917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1882">
            <text:p>1882</text:p>
          </table:table-cell>
          <table:table-cell table:style-name="ACE-1" office:value-type="float" office:value="4207.9923799999997">
            <text:p>4207,992380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8750">
            <text:p>8750</text:p>
          </table:table-cell>
          <table:table-cell table:style-name="Gnumeric-default" office:value-type="float" office:value="632">
            <text:p>632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453">
            <text:p>45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95">
            <text:p>295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85">
            <text:p>285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99">
            <text:p>299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29">
            <text:p>329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47">
            <text:p>347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33">
            <text:p>33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924">
            <text:p>924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1800">
            <text:p>1800</text:p>
          </table:table-cell>
          <table:table-cell table:style-name="ACE-1" office:value-type="float" office:value="4936.9283340000002">
            <text:p>4936,928334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9880">
            <text:p>9880</text:p>
          </table:table-cell>
          <table:table-cell table:style-name="Gnumeric-default" office:value-type="float" office:value="804">
            <text:p>804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573">
            <text:p>573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74">
            <text:p>374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56">
            <text:p>356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03">
            <text:p>403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09">
            <text:p>409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97">
            <text:p>397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20">
            <text:p>420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938">
            <text:p>938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1895">
            <text:p>1895</text:p>
          </table:table-cell>
          <table:table-cell table:style-name="ACE-1" office:value-type="float" office:value="5766.109101">
            <text:p>5766,10910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1010">
            <text:p>11010</text:p>
          </table:table-cell>
          <table:table-cell table:style-name="Gnumeric-default" office:value-type="float" office:value="1001">
            <text:p>1001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703">
            <text:p>703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64">
            <text:p>464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36">
            <text:p>436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75">
            <text:p>475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90">
            <text:p>490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06">
            <text:p>506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05">
            <text:p>505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1083">
            <text:p>1083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1865">
            <text:p>1865</text:p>
          </table:table-cell>
          <table:table-cell table:style-name="ACE-1" office:value-type="float" office:value="6428.429666">
            <text:p>6428,42966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2140">
            <text:p>12140</text:p>
          </table:table-cell>
          <table:table-cell table:style-name="Gnumeric-default" office:value-type="float" office:value="1206">
            <text:p>1206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852">
            <text:p>852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64">
            <text:p>564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29">
            <text:p>52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51">
            <text:p>551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84">
            <text:p>584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68">
            <text:p>568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89">
            <text:p>58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1115">
            <text:p>1115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2342">
            <text:p>2342</text:p>
          </table:table-cell>
          <table:table-cell table:style-name="ACE-1" office:value-type="float" office:value="7182.7911869999998">
            <text:p>7182,791187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3270">
            <text:p>13270</text:p>
          </table:table-cell>
          <table:table-cell table:style-name="Gnumeric-default" office:value-type="float" office:value="1439">
            <text:p>143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1009">
            <text:p>100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67">
            <text:p>667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26">
            <text:p>626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59">
            <text:p>65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61">
            <text:p>661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59">
            <text:p>65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90">
            <text:p>690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1206">
            <text:p>1206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2545">
            <text:p>2545</text:p>
          </table:table-cell>
          <table:table-cell table:style-name="ACE-1" office:value-type="float" office:value="7857.0651319999997">
            <text:p>7857,065132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4400">
            <text:p>14400</text:p>
          </table:table-cell>
          <table:table-cell table:style-name="Gnumeric-default" office:value-type="float" office:value="1692">
            <text:p>1692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186">
            <text:p>1186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92">
            <text:p>792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35">
            <text:p>735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84">
            <text:p>784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75">
            <text:p>775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78">
            <text:p>778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808">
            <text:p>808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448">
            <text:p>1448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2570">
            <text:p>2570</text:p>
          </table:table-cell>
          <table:table-cell table:style-name="ACE-1" office:value-type="float" office:value="8548.3419379999996">
            <text:p>8548,341938</text:p>
          </table:table-cell>
          <table:table-cell table:number-columns-repeated="235" table:style-name="Gnumeric-default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dynamic16.csv&quot;" table:base-cell-address="$'output_clang_dynamic16.csv'.$A$1"/>
          <table:named-expression table:name="Print_Area" table:expression="of:=#REF!" table:base-cell-address="$'output_clang_dynamic16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dynamic1.csv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 table:number-columns-repeated="235"/>
        <table:table-row table:style-name="AROW-0">
          <table:table-cell table:style-name="ACE-2" office:value-type="string">
            <text:p>n</text:p>
          </table:table-cell>
          <table:table-cell table:style-name="ACE-2" office:value-type="string">
            <text:p>time1</text:p>
          </table:table-cell>
          <table:table-cell table:style-name="ACE-3" office:value-type="string">
            <text:p>check1</text:p>
          </table:table-cell>
          <table:table-cell table:style-name="ACE-2" office:value-type="string">
            <text:p>time2</text:p>
          </table:table-cell>
          <table:table-cell table:style-name="ACE-3" office:value-type="string">
            <text:p>check2</text:p>
          </table:table-cell>
          <table:table-cell table:style-name="ACE-2" office:value-type="string">
            <text:p>time3</text:p>
          </table:table-cell>
          <table:table-cell table:style-name="ACE-3" office:value-type="string">
            <text:p>check3</text:p>
          </table:table-cell>
          <table:table-cell table:style-name="ACE-2" office:value-type="string">
            <text:p>time4</text:p>
          </table:table-cell>
          <table:table-cell table:style-name="ACE-3" office:value-type="string">
            <text:p>check4</text:p>
          </table:table-cell>
          <table:table-cell table:style-name="ACE-2" office:value-type="string">
            <text:p>time5</text:p>
          </table:table-cell>
          <table:table-cell table:style-name="ACE-3" office:value-type="string">
            <text:p>check5</text:p>
          </table:table-cell>
          <table:table-cell table:style-name="ACE-2" office:value-type="string">
            <text:p>time6</text:p>
          </table:table-cell>
          <table:table-cell table:style-name="ACE-3" office:value-type="string">
            <text:p>check6</text:p>
          </table:table-cell>
          <table:table-cell table:style-name="ACE-2" office:value-type="string">
            <text:p>time7</text:p>
          </table:table-cell>
          <table:table-cell table:style-name="ACE-3" office:value-type="string">
            <text:p>check7</text:p>
          </table:table-cell>
          <table:table-cell table:style-name="ACE-2" office:value-type="string">
            <text:p>time8</text:p>
          </table:table-cell>
          <table:table-cell table:style-name="ACE-3" office:value-type="string">
            <text:p>check8</text:p>
          </table:table-cell>
          <table:table-cell table:style-name="ACE-2" office:value-type="string">
            <text:p>time128</text:p>
          </table:table-cell>
          <table:table-cell table:style-name="ACE-3" office:value-type="string">
            <text:p>check128</text:p>
          </table:table-cell>
          <table:table-cell table:style-name="ACE-2" office:value-type="string">
            <text:p>time2048</text:p>
          </table:table-cell>
          <table:table-cell table:style-name="ACE-3" office:value-type="string">
            <text:p>check204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3100">
            <text:p>3100</text:p>
          </table:table-cell>
          <table:table-cell table:style-name="ACE-2" office:value-type="float" office:value="96">
            <text:p>96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51">
            <text:p>51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8">
            <text:p>38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2">
            <text:p>32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0">
            <text:p>30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8">
            <text:p>28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7">
            <text:p>27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6">
            <text:p>26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71">
            <text:p>271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491">
            <text:p>2491</text:p>
          </table:table-cell>
          <table:table-cell table:style-name="ACE-3" office:value-type="float" office:value="1624.9582310000001">
            <text:p>1624,95823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4230">
            <text:p>4230</text:p>
          </table:table-cell>
          <table:table-cell table:style-name="ACE-2" office:value-type="float" office:value="154">
            <text:p>154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87">
            <text:p>8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66">
            <text:p>66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56">
            <text:p>56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53">
            <text:p>53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49">
            <text:p>49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49">
            <text:p>49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47">
            <text:p>4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258">
            <text:p>258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2287">
            <text:p>2287</text:p>
          </table:table-cell>
          <table:table-cell table:style-name="ACE-3" office:value-type="float" office:value="2520.6573859999999">
            <text:p>2520,65738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5360">
            <text:p>5360</text:p>
          </table:table-cell>
          <table:table-cell table:style-name="ACE-2" office:value-type="float" office:value="243">
            <text:p>243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37">
            <text:p>137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06">
            <text:p>10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90">
            <text:p>90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85">
            <text:p>85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80">
            <text:p>80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76">
            <text:p>7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75">
            <text:p>75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268">
            <text:p>268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3109">
            <text:p>3109</text:p>
          </table:table-cell>
          <table:table-cell table:style-name="ACE-3" office:value-type="float" office:value="3238.3593129999999">
            <text:p>3238,359313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6490">
            <text:p>6490</text:p>
          </table:table-cell>
          <table:table-cell table:style-name="ACE-2" office:value-type="float" office:value="356">
            <text:p>356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00">
            <text:p>200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54">
            <text:p>15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31">
            <text:p>131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23">
            <text:p>123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17">
            <text:p>117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12">
            <text:p>112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13">
            <text:p>113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488">
            <text:p>488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754">
            <text:p>2754</text:p>
          </table:table-cell>
          <table:table-cell table:style-name="ACE-3" office:value-type="float" office:value="3737.7677779999999">
            <text:p>3737,76777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7620">
            <text:p>7620</text:p>
          </table:table-cell>
          <table:table-cell table:style-name="ACE-2" office:value-type="float" office:value="482">
            <text:p>482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75">
            <text:p>275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14">
            <text:p>214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80">
            <text:p>180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70">
            <text:p>170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60">
            <text:p>160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54">
            <text:p>154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52">
            <text:p>152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573">
            <text:p>573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966">
            <text:p>2966</text:p>
          </table:table-cell>
          <table:table-cell table:style-name="ACE-3" office:value-type="float" office:value="4207.9923799999997">
            <text:p>4207,992380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8750">
            <text:p>8750</text:p>
          </table:table-cell>
          <table:table-cell table:style-name="ACE-2" office:value-type="float" office:value="634">
            <text:p>634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61">
            <text:p>361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79">
            <text:p>279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38">
            <text:p>238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23">
            <text:p>22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09">
            <text:p>209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03">
            <text:p>20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01">
            <text:p>201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623">
            <text:p>62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913">
            <text:p>2913</text:p>
          </table:table-cell>
          <table:table-cell table:style-name="ACE-3" office:value-type="float" office:value="4936.9283340000002">
            <text:p>4936,928334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9880">
            <text:p>9880</text:p>
          </table:table-cell>
          <table:table-cell table:style-name="ACE-2" office:value-type="float" office:value="801">
            <text:p>801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58">
            <text:p>45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55">
            <text:p>35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01">
            <text:p>301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84">
            <text:p>284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67">
            <text:p>267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57">
            <text:p>257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55">
            <text:p>25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712">
            <text:p>712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823">
            <text:p>2823</text:p>
          </table:table-cell>
          <table:table-cell table:style-name="ACE-3" office:value-type="float" office:value="5766.109101">
            <text:p>5766,10910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1010">
            <text:p>11010</text:p>
          </table:table-cell>
          <table:table-cell table:style-name="ACE-2" office:value-type="float" office:value="990">
            <text:p>990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70">
            <text:p>570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38">
            <text:p>438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74">
            <text:p>374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51">
            <text:p>351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32">
            <text:p>332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19">
            <text:p>319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17">
            <text:p>317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763">
            <text:p>763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2966">
            <text:p>2966</text:p>
          </table:table-cell>
          <table:table-cell table:style-name="ACE-3" office:value-type="float" office:value="6428.429666">
            <text:p>6428,42966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2140">
            <text:p>12140</text:p>
          </table:table-cell>
          <table:table-cell table:style-name="ACE-2" office:value-type="float" office:value="1203">
            <text:p>1203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90">
            <text:p>690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33">
            <text:p>533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54">
            <text:p>454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26">
            <text:p>426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03">
            <text:p>403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389">
            <text:p>389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382">
            <text:p>382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840">
            <text:p>840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3163">
            <text:p>3163</text:p>
          </table:table-cell>
          <table:table-cell table:style-name="ACE-3" office:value-type="float" office:value="7182.7911869999998">
            <text:p>7182,791187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3270">
            <text:p>13270</text:p>
          </table:table-cell>
          <table:table-cell table:style-name="ACE-2" office:value-type="float" office:value="1431">
            <text:p>1431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824">
            <text:p>824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633">
            <text:p>633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40">
            <text:p>540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10">
            <text:p>510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479">
            <text:p>479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463">
            <text:p>463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457">
            <text:p>457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991">
            <text:p>991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3145">
            <text:p>3145</text:p>
          </table:table-cell>
          <table:table-cell table:style-name="ACE-3" office:value-type="float" office:value="7857.0651319999997">
            <text:p>7857,065132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4400">
            <text:p>14400</text:p>
          </table:table-cell>
          <table:table-cell table:style-name="ACE-2" office:value-type="float" office:value="1681">
            <text:p>1681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970">
            <text:p>970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747">
            <text:p>747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36">
            <text:p>636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01">
            <text:p>601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567">
            <text:p>567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546">
            <text:p>546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545">
            <text:p>545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990">
            <text:p>990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3241">
            <text:p>3241</text:p>
          </table:table-cell>
          <table:table-cell table:style-name="ACE-3" office:value-type="float" office:value="8548.3419379999996">
            <text:p>8548,341938</text:p>
          </table:table-cell>
          <table:table-cell table:number-columns-repeated="235" table:style-name="ACE-2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dynamic1.csv&quot;" table:base-cell-address="$'output_clang_dynamic1.csv'.$A$1"/>
          <table:named-expression table:name="Print_Area" table:expression="of:=#REF!" table:base-cell-address="$'output_clang_dynamic1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dynamic2.csv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 table:number-columns-repeated="235"/>
        <table:table-row table:style-name="AROW-0">
          <table:table-cell table:style-name="ACE-4" office:value-type="string">
            <text:p>n</text:p>
          </table:table-cell>
          <table:table-cell table:style-name="ACE-4" office:value-type="string">
            <text:p>time1</text:p>
          </table:table-cell>
          <table:table-cell table:style-name="ACE-5" office:value-type="string">
            <text:p>check1</text:p>
          </table:table-cell>
          <table:table-cell table:style-name="ACE-4" office:value-type="string">
            <text:p>time2</text:p>
          </table:table-cell>
          <table:table-cell table:style-name="ACE-5" office:value-type="string">
            <text:p>check2</text:p>
          </table:table-cell>
          <table:table-cell table:style-name="ACE-4" office:value-type="string">
            <text:p>time3</text:p>
          </table:table-cell>
          <table:table-cell table:style-name="ACE-5" office:value-type="string">
            <text:p>check3</text:p>
          </table:table-cell>
          <table:table-cell table:style-name="ACE-4" office:value-type="string">
            <text:p>time4</text:p>
          </table:table-cell>
          <table:table-cell table:style-name="ACE-5" office:value-type="string">
            <text:p>check4</text:p>
          </table:table-cell>
          <table:table-cell table:style-name="ACE-4" office:value-type="string">
            <text:p>time5</text:p>
          </table:table-cell>
          <table:table-cell table:style-name="ACE-5" office:value-type="string">
            <text:p>check5</text:p>
          </table:table-cell>
          <table:table-cell table:style-name="ACE-4" office:value-type="string">
            <text:p>time6</text:p>
          </table:table-cell>
          <table:table-cell table:style-name="ACE-5" office:value-type="string">
            <text:p>check6</text:p>
          </table:table-cell>
          <table:table-cell table:style-name="ACE-4" office:value-type="string">
            <text:p>time7</text:p>
          </table:table-cell>
          <table:table-cell table:style-name="ACE-5" office:value-type="string">
            <text:p>check7</text:p>
          </table:table-cell>
          <table:table-cell table:style-name="ACE-4" office:value-type="string">
            <text:p>time8</text:p>
          </table:table-cell>
          <table:table-cell table:style-name="ACE-5" office:value-type="string">
            <text:p>check8</text:p>
          </table:table-cell>
          <table:table-cell table:style-name="ACE-4" office:value-type="string">
            <text:p>time128</text:p>
          </table:table-cell>
          <table:table-cell table:style-name="ACE-5" office:value-type="string">
            <text:p>check128</text:p>
          </table:table-cell>
          <table:table-cell table:style-name="ACE-4" office:value-type="string">
            <text:p>time2048</text:p>
          </table:table-cell>
          <table:table-cell table:style-name="ACE-5" office:value-type="string">
            <text:p>check204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3100">
            <text:p>3100</text:p>
          </table:table-cell>
          <table:table-cell table:style-name="ACE-4" office:value-type="float" office:value="90">
            <text:p>90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53">
            <text:p>53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0">
            <text:p>40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5">
            <text:p>35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28">
            <text:p>28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28">
            <text:p>28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68">
            <text:p>368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2213">
            <text:p>2213</text:p>
          </table:table-cell>
          <table:table-cell table:style-name="ACE-5" office:value-type="float" office:value="1624.9582310000001">
            <text:p>1624,95823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4230">
            <text:p>4230</text:p>
          </table:table-cell>
          <table:table-cell table:style-name="ACE-4" office:value-type="float" office:value="156">
            <text:p>156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90">
            <text:p>90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2">
            <text:p>72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60">
            <text:p>60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3">
            <text:p>53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3">
            <text:p>53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2">
            <text:p>52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2">
            <text:p>52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445">
            <text:p>445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2226">
            <text:p>2226</text:p>
          </table:table-cell>
          <table:table-cell table:style-name="ACE-5" office:value-type="float" office:value="2520.6573859999999">
            <text:p>2520,65738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5360">
            <text:p>5360</text:p>
          </table:table-cell>
          <table:table-cell table:style-name="ACE-4" office:value-type="float" office:value="246">
            <text:p>246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43">
            <text:p>143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11">
            <text:p>111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96">
            <text:p>96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5">
            <text:p>85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4">
            <text:p>84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5">
            <text:p>85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5">
            <text:p>85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530">
            <text:p>530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2493">
            <text:p>2493</text:p>
          </table:table-cell>
          <table:table-cell table:style-name="ACE-5" office:value-type="float" office:value="3238.3593129999999">
            <text:p>3238,359313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6490">
            <text:p>6490</text:p>
          </table:table-cell>
          <table:table-cell table:style-name="ACE-4" office:value-type="float" office:value="357">
            <text:p>357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06">
            <text:p>206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62">
            <text:p>162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41">
            <text:p>141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4">
            <text:p>124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4">
            <text:p>124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3">
            <text:p>123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1">
            <text:p>121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596">
            <text:p>596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858">
            <text:p>2858</text:p>
          </table:table-cell>
          <table:table-cell table:style-name="ACE-5" office:value-type="float" office:value="3737.7677779999999">
            <text:p>3737,76777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7620">
            <text:p>7620</text:p>
          </table:table-cell>
          <table:table-cell table:style-name="ACE-4" office:value-type="float" office:value="482">
            <text:p>48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85">
            <text:p>285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22">
            <text:p>22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92">
            <text:p>19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71">
            <text:p>171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71">
            <text:p>171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72">
            <text:p>17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69">
            <text:p>169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689">
            <text:p>689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411">
            <text:p>2411</text:p>
          </table:table-cell>
          <table:table-cell table:style-name="ACE-5" office:value-type="float" office:value="4207.9923799999997">
            <text:p>4207,992380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8750">
            <text:p>8750</text:p>
          </table:table-cell>
          <table:table-cell table:style-name="ACE-4" office:value-type="float" office:value="630">
            <text:p>630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73">
            <text:p>37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93">
            <text:p>29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53">
            <text:p>25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23">
            <text:p>22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24">
            <text:p>224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18">
            <text:p>218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18">
            <text:p>218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746">
            <text:p>746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523">
            <text:p>2523</text:p>
          </table:table-cell>
          <table:table-cell table:style-name="ACE-5" office:value-type="float" office:value="4936.9283340000002">
            <text:p>4936,928334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9880">
            <text:p>9880</text:p>
          </table:table-cell>
          <table:table-cell table:style-name="ACE-4" office:value-type="float" office:value="806">
            <text:p>806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74">
            <text:p>474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71">
            <text:p>371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19">
            <text:p>319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84">
            <text:p>284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86">
            <text:p>286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83">
            <text:p>283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79">
            <text:p>279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818">
            <text:p>818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771">
            <text:p>2771</text:p>
          </table:table-cell>
          <table:table-cell table:style-name="ACE-5" office:value-type="float" office:value="5766.109101">
            <text:p>5766,10910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1010">
            <text:p>11010</text:p>
          </table:table-cell>
          <table:table-cell table:style-name="ACE-4" office:value-type="float" office:value="987">
            <text:p>987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88">
            <text:p>588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59">
            <text:p>459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99">
            <text:p>399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53">
            <text:p>353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54">
            <text:p>354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46">
            <text:p>34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47">
            <text:p>347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922">
            <text:p>922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2667">
            <text:p>2667</text:p>
          </table:table-cell>
          <table:table-cell table:style-name="ACE-5" office:value-type="float" office:value="6428.429666">
            <text:p>6428,42966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2140">
            <text:p>12140</text:p>
          </table:table-cell>
          <table:table-cell table:style-name="ACE-4" office:value-type="float" office:value="1201">
            <text:p>1201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712">
            <text:p>712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58">
            <text:p>558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82">
            <text:p>482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29">
            <text:p>429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31">
            <text:p>431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29">
            <text:p>429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18">
            <text:p>418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933">
            <text:p>933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2910">
            <text:p>2910</text:p>
          </table:table-cell>
          <table:table-cell table:style-name="ACE-5" office:value-type="float" office:value="7182.7911869999998">
            <text:p>7182,791187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3270">
            <text:p>13270</text:p>
          </table:table-cell>
          <table:table-cell table:style-name="ACE-4" office:value-type="float" office:value="1429">
            <text:p>1429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847">
            <text:p>847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666">
            <text:p>666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74">
            <text:p>574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12">
            <text:p>512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14">
            <text:p>514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493">
            <text:p>493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02">
            <text:p>502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1076">
            <text:p>1076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2929">
            <text:p>2929</text:p>
          </table:table-cell>
          <table:table-cell table:style-name="ACE-5" office:value-type="float" office:value="7857.0651319999997">
            <text:p>7857,065132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4400">
            <text:p>14400</text:p>
          </table:table-cell>
          <table:table-cell table:style-name="ACE-4" office:value-type="float" office:value="1679">
            <text:p>1679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002">
            <text:p>1002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784">
            <text:p>784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77">
            <text:p>677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03">
            <text:p>603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06">
            <text:p>606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592">
            <text:p>592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590">
            <text:p>590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155">
            <text:p>1155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3165">
            <text:p>3165</text:p>
          </table:table-cell>
          <table:table-cell table:style-name="ACE-5" office:value-type="float" office:value="8548.3419379999996">
            <text:p>8548,341938</text:p>
          </table:table-cell>
          <table:table-cell table:number-columns-repeated="235" table:style-name="ACE-4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dynamic2.csv&quot;" table:base-cell-address="$'output_clang_dynamic2.csv'.$A$1"/>
          <table:named-expression table:name="Print_Area" table:expression="of:=#REF!" table:base-cell-address="$'output_clang_dynamic2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dynamic3.csv" table:style-name="ta-3" table:print="true">
        <office:forms form:automatic-focus="false" form:apply-design-mode="false">
          <form:form/>
        </office:forms>
        <table:table-column table:default-cell-style-name="ACE-6" table:style-name="ACOL-0" table:number-columns-repeated="2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 table:number-columns-repeated="235"/>
        <table:table-row table:style-name="AROW-0">
          <table:table-cell table:style-name="ACE-6" office:value-type="string">
            <text:p>n</text:p>
          </table:table-cell>
          <table:table-cell table:style-name="ACE-6" office:value-type="string">
            <text:p>time1</text:p>
          </table:table-cell>
          <table:table-cell table:style-name="ACE-7" office:value-type="string">
            <text:p>check1</text:p>
          </table:table-cell>
          <table:table-cell table:style-name="ACE-6" office:value-type="string">
            <text:p>time2</text:p>
          </table:table-cell>
          <table:table-cell table:style-name="ACE-7" office:value-type="string">
            <text:p>check2</text:p>
          </table:table-cell>
          <table:table-cell table:style-name="ACE-6" office:value-type="string">
            <text:p>time3</text:p>
          </table:table-cell>
          <table:table-cell table:style-name="ACE-7" office:value-type="string">
            <text:p>check3</text:p>
          </table:table-cell>
          <table:table-cell table:style-name="ACE-6" office:value-type="string">
            <text:p>time4</text:p>
          </table:table-cell>
          <table:table-cell table:style-name="ACE-7" office:value-type="string">
            <text:p>check4</text:p>
          </table:table-cell>
          <table:table-cell table:style-name="ACE-6" office:value-type="string">
            <text:p>time5</text:p>
          </table:table-cell>
          <table:table-cell table:style-name="ACE-7" office:value-type="string">
            <text:p>check5</text:p>
          </table:table-cell>
          <table:table-cell table:style-name="ACE-6" office:value-type="string">
            <text:p>time6</text:p>
          </table:table-cell>
          <table:table-cell table:style-name="ACE-7" office:value-type="string">
            <text:p>check6</text:p>
          </table:table-cell>
          <table:table-cell table:style-name="ACE-6" office:value-type="string">
            <text:p>time7</text:p>
          </table:table-cell>
          <table:table-cell table:style-name="ACE-7" office:value-type="string">
            <text:p>check7</text:p>
          </table:table-cell>
          <table:table-cell table:style-name="ACE-6" office:value-type="string">
            <text:p>time8</text:p>
          </table:table-cell>
          <table:table-cell table:style-name="ACE-7" office:value-type="string">
            <text:p>check8</text:p>
          </table:table-cell>
          <table:table-cell table:style-name="ACE-6" office:value-type="string">
            <text:p>time128</text:p>
          </table:table-cell>
          <table:table-cell table:style-name="ACE-7" office:value-type="string">
            <text:p>check128</text:p>
          </table:table-cell>
          <table:table-cell table:style-name="ACE-6" office:value-type="string">
            <text:p>time2048</text:p>
          </table:table-cell>
          <table:table-cell table:style-name="ACE-7" office:value-type="string">
            <text:p>check204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3100">
            <text:p>3100</text:p>
          </table:table-cell>
          <table:table-cell table:style-name="ACE-6" office:value-type="float" office:value="89">
            <text:p>89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52">
            <text:p>5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1">
            <text:p>41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5">
            <text:p>35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3">
            <text:p>33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3">
            <text:p>33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1">
            <text:p>31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28">
            <text:p>28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42">
            <text:p>34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2535">
            <text:p>2535</text:p>
          </table:table-cell>
          <table:table-cell table:style-name="ACE-7" office:value-type="float" office:value="1624.9582310000001">
            <text:p>1624,95823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4230">
            <text:p>4230</text:p>
          </table:table-cell>
          <table:table-cell table:style-name="ACE-6" office:value-type="float" office:value="156">
            <text:p>15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88">
            <text:p>88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1">
            <text:p>71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60">
            <text:p>60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8">
            <text:p>58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6">
            <text:p>5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7">
            <text:p>57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2">
            <text:p>52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14">
            <text:p>514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2502">
            <text:p>2502</text:p>
          </table:table-cell>
          <table:table-cell table:style-name="ACE-7" office:value-type="float" office:value="2520.6573859999999">
            <text:p>2520,65738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5360">
            <text:p>5360</text:p>
          </table:table-cell>
          <table:table-cell table:style-name="ACE-6" office:value-type="float" office:value="243">
            <text:p>243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42">
            <text:p>142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11">
            <text:p>111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98">
            <text:p>98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92">
            <text:p>92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91">
            <text:p>91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91">
            <text:p>91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83">
            <text:p>83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571">
            <text:p>571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2545">
            <text:p>2545</text:p>
          </table:table-cell>
          <table:table-cell table:style-name="ACE-7" office:value-type="float" office:value="3238.3593129999999">
            <text:p>3238,359313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6490">
            <text:p>6490</text:p>
          </table:table-cell>
          <table:table-cell table:style-name="ACE-6" office:value-type="float" office:value="354">
            <text:p>354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06">
            <text:p>206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62">
            <text:p>162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40">
            <text:p>140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35">
            <text:p>135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34">
            <text:p>134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30">
            <text:p>130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21">
            <text:p>121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710">
            <text:p>710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696">
            <text:p>2696</text:p>
          </table:table-cell>
          <table:table-cell table:style-name="ACE-7" office:value-type="float" office:value="3737.7677779999999">
            <text:p>3737,76777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7620">
            <text:p>7620</text:p>
          </table:table-cell>
          <table:table-cell table:style-name="ACE-6" office:value-type="float" office:value="485">
            <text:p>485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83">
            <text:p>283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24">
            <text:p>224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93">
            <text:p>193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81">
            <text:p>181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87">
            <text:p>187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81">
            <text:p>181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69">
            <text:p>169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667">
            <text:p>667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474">
            <text:p>2474</text:p>
          </table:table-cell>
          <table:table-cell table:style-name="ACE-7" office:value-type="float" office:value="4207.9923799999997">
            <text:p>4207,992380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8750">
            <text:p>8750</text:p>
          </table:table-cell>
          <table:table-cell table:style-name="ACE-6" office:value-type="float" office:value="638">
            <text:p>638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76">
            <text:p>376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93">
            <text:p>29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53">
            <text:p>25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45">
            <text:p>245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49">
            <text:p>249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39">
            <text:p>239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21">
            <text:p>221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852">
            <text:p>852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532">
            <text:p>2532</text:p>
          </table:table-cell>
          <table:table-cell table:style-name="ACE-7" office:value-type="float" office:value="4936.9283340000002">
            <text:p>4936,928334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9880">
            <text:p>9880</text:p>
          </table:table-cell>
          <table:table-cell table:style-name="ACE-6" office:value-type="float" office:value="808">
            <text:p>808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78">
            <text:p>478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73">
            <text:p>373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23">
            <text:p>323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04">
            <text:p>304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12">
            <text:p>312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298">
            <text:p>298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282">
            <text:p>282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845">
            <text:p>845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2583">
            <text:p>2583</text:p>
          </table:table-cell>
          <table:table-cell table:style-name="ACE-7" office:value-type="float" office:value="5766.109101">
            <text:p>5766,10910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1010">
            <text:p>11010</text:p>
          </table:table-cell>
          <table:table-cell table:style-name="ACE-6" office:value-type="float" office:value="994">
            <text:p>994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90">
            <text:p>59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59">
            <text:p>459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00">
            <text:p>40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77">
            <text:p>377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87">
            <text:p>387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70">
            <text:p>37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45">
            <text:p>345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909">
            <text:p>909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2728">
            <text:p>2728</text:p>
          </table:table-cell>
          <table:table-cell table:style-name="ACE-7" office:value-type="float" office:value="6428.429666">
            <text:p>6428,42966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2140">
            <text:p>12140</text:p>
          </table:table-cell>
          <table:table-cell table:style-name="ACE-6" office:value-type="float" office:value="1200">
            <text:p>1200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716">
            <text:p>716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559">
            <text:p>559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84">
            <text:p>484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74">
            <text:p>474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53">
            <text:p>453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50">
            <text:p>450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20">
            <text:p>420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1018">
            <text:p>1018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2739">
            <text:p>2739</text:p>
          </table:table-cell>
          <table:table-cell table:style-name="ACE-7" office:value-type="float" office:value="7182.7911869999998">
            <text:p>7182,791187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3270">
            <text:p>13270</text:p>
          </table:table-cell>
          <table:table-cell table:style-name="ACE-6" office:value-type="float" office:value="1429">
            <text:p>1429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854">
            <text:p>854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665">
            <text:p>665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82">
            <text:p>582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35">
            <text:p>535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60">
            <text:p>560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37">
            <text:p>537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17">
            <text:p>517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1102">
            <text:p>1102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2752">
            <text:p>2752</text:p>
          </table:table-cell>
          <table:table-cell table:style-name="ACE-7" office:value-type="float" office:value="7857.0651319999997">
            <text:p>7857,065132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4400">
            <text:p>14400</text:p>
          </table:table-cell>
          <table:table-cell table:style-name="ACE-6" office:value-type="float" office:value="1682">
            <text:p>1682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006">
            <text:p>1006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784">
            <text:p>784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83">
            <text:p>683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35">
            <text:p>635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57">
            <text:p>657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34">
            <text:p>634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00">
            <text:p>600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169">
            <text:p>1169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2718">
            <text:p>2718</text:p>
          </table:table-cell>
          <table:table-cell table:style-name="ACE-7" office:value-type="float" office:value="8548.3419379999996">
            <text:p>8548,341938</text:p>
          </table:table-cell>
          <table:table-cell table:number-columns-repeated="235" table:style-name="ACE-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dynamic3.csv&quot;" table:base-cell-address="$'output_clang_dynamic3.csv'.$A$1"/>
          <table:named-expression table:name="Print_Area" table:expression="of:=#REF!" table:base-cell-address="$'output_clang_dynamic3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dynamic8.csv" table:style-name="ta-4" table:print="true">
        <office:forms form:automatic-focus="false" form:apply-design-mode="false">
          <form:form/>
        </office:forms>
        <table:table-column table:default-cell-style-name="ACE-8" table:style-name="ACOL-0" table:number-columns-repeated="2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 table:number-columns-repeated="235"/>
        <table:table-row table:style-name="AROW-0">
          <table:table-cell table:style-name="ACE-8" office:value-type="string">
            <text:p>n</text:p>
          </table:table-cell>
          <table:table-cell table:style-name="ACE-8" office:value-type="string">
            <text:p>time1</text:p>
          </table:table-cell>
          <table:table-cell table:style-name="ACE-9" office:value-type="string">
            <text:p>check1</text:p>
          </table:table-cell>
          <table:table-cell table:style-name="ACE-8" office:value-type="string">
            <text:p>time2</text:p>
          </table:table-cell>
          <table:table-cell table:style-name="ACE-9" office:value-type="string">
            <text:p>check2</text:p>
          </table:table-cell>
          <table:table-cell table:style-name="ACE-8" office:value-type="string">
            <text:p>time3</text:p>
          </table:table-cell>
          <table:table-cell table:style-name="ACE-9" office:value-type="string">
            <text:p>check3</text:p>
          </table:table-cell>
          <table:table-cell table:style-name="ACE-8" office:value-type="string">
            <text:p>time4</text:p>
          </table:table-cell>
          <table:table-cell table:style-name="ACE-9" office:value-type="string">
            <text:p>check4</text:p>
          </table:table-cell>
          <table:table-cell table:style-name="ACE-8" office:value-type="string">
            <text:p>time5</text:p>
          </table:table-cell>
          <table:table-cell table:style-name="ACE-9" office:value-type="string">
            <text:p>check5</text:p>
          </table:table-cell>
          <table:table-cell table:style-name="ACE-8" office:value-type="string">
            <text:p>time6</text:p>
          </table:table-cell>
          <table:table-cell table:style-name="ACE-9" office:value-type="string">
            <text:p>check6</text:p>
          </table:table-cell>
          <table:table-cell table:style-name="ACE-8" office:value-type="string">
            <text:p>time7</text:p>
          </table:table-cell>
          <table:table-cell table:style-name="ACE-9" office:value-type="string">
            <text:p>check7</text:p>
          </table:table-cell>
          <table:table-cell table:style-name="ACE-8" office:value-type="string">
            <text:p>time8</text:p>
          </table:table-cell>
          <table:table-cell table:style-name="ACE-9" office:value-type="string">
            <text:p>check8</text:p>
          </table:table-cell>
          <table:table-cell table:style-name="ACE-8" office:value-type="string">
            <text:p>time128</text:p>
          </table:table-cell>
          <table:table-cell table:style-name="ACE-9" office:value-type="string">
            <text:p>check128</text:p>
          </table:table-cell>
          <table:table-cell table:style-name="ACE-8" office:value-type="string">
            <text:p>time2048</text:p>
          </table:table-cell>
          <table:table-cell table:style-name="ACE-9" office:value-type="string">
            <text:p>check204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3100">
            <text:p>3100</text:p>
          </table:table-cell>
          <table:table-cell table:style-name="ACE-8" office:value-type="float" office:value="90">
            <text:p>9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2">
            <text:p>5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3">
            <text:p>43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9">
            <text:p>39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9">
            <text:p>39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4">
            <text:p>34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0">
            <text:p>3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2">
            <text:p>3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90">
            <text:p>59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2290">
            <text:p>2290</text:p>
          </table:table-cell>
          <table:table-cell table:style-name="ACE-9" office:value-type="float" office:value="1624.9582310000001">
            <text:p>1624,95823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4230">
            <text:p>4230</text:p>
          </table:table-cell>
          <table:table-cell table:style-name="ACE-8" office:value-type="float" office:value="156">
            <text:p>156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9">
            <text:p>89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70">
            <text:p>7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68">
            <text:p>68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68">
            <text:p>68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62">
            <text:p>62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54">
            <text:p>54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57">
            <text:p>57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620">
            <text:p>62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2225">
            <text:p>2225</text:p>
          </table:table-cell>
          <table:table-cell table:style-name="ACE-9" office:value-type="float" office:value="2520.6573859999999">
            <text:p>2520,65738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5360">
            <text:p>5360</text:p>
          </table:table-cell>
          <table:table-cell table:style-name="ACE-8" office:value-type="float" office:value="248">
            <text:p>248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42">
            <text:p>142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2">
            <text:p>112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0">
            <text:p>110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09">
            <text:p>109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99">
            <text:p>99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87">
            <text:p>87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89">
            <text:p>89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682">
            <text:p>682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2089">
            <text:p>2089</text:p>
          </table:table-cell>
          <table:table-cell table:style-name="ACE-9" office:value-type="float" office:value="3238.3593129999999">
            <text:p>3238,359313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6490">
            <text:p>6490</text:p>
          </table:table-cell>
          <table:table-cell table:style-name="ACE-8" office:value-type="float" office:value="354">
            <text:p>354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07">
            <text:p>207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65">
            <text:p>165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58">
            <text:p>158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59">
            <text:p>159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45">
            <text:p>145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27">
            <text:p>127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34">
            <text:p>134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707">
            <text:p>707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136">
            <text:p>2136</text:p>
          </table:table-cell>
          <table:table-cell table:style-name="ACE-9" office:value-type="float" office:value="3737.7677779999999">
            <text:p>3737,76777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7620">
            <text:p>7620</text:p>
          </table:table-cell>
          <table:table-cell table:style-name="ACE-8" office:value-type="float" office:value="481">
            <text:p>481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84">
            <text:p>284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26">
            <text:p>226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17">
            <text:p>217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19">
            <text:p>219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00">
            <text:p>200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73">
            <text:p>173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82">
            <text:p>182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771">
            <text:p>771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941">
            <text:p>1941</text:p>
          </table:table-cell>
          <table:table-cell table:style-name="ACE-9" office:value-type="float" office:value="4207.9923799999997">
            <text:p>4207,992380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8750">
            <text:p>8750</text:p>
          </table:table-cell>
          <table:table-cell table:style-name="ACE-8" office:value-type="float" office:value="630">
            <text:p>630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76">
            <text:p>376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93">
            <text:p>293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87">
            <text:p>28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86">
            <text:p>286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63">
            <text:p>263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29">
            <text:p>229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42">
            <text:p>242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816">
            <text:p>816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180">
            <text:p>2180</text:p>
          </table:table-cell>
          <table:table-cell table:style-name="ACE-9" office:value-type="float" office:value="4936.9283340000002">
            <text:p>4936,928334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9880">
            <text:p>9880</text:p>
          </table:table-cell>
          <table:table-cell table:style-name="ACE-8" office:value-type="float" office:value="799">
            <text:p>799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76">
            <text:p>476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75">
            <text:p>375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63">
            <text:p>363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65">
            <text:p>365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34">
            <text:p>334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290">
            <text:p>290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02">
            <text:p>302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858">
            <text:p>858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2153">
            <text:p>2153</text:p>
          </table:table-cell>
          <table:table-cell table:style-name="ACE-9" office:value-type="float" office:value="5766.109101">
            <text:p>5766,10910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1010">
            <text:p>11010</text:p>
          </table:table-cell>
          <table:table-cell table:style-name="ACE-8" office:value-type="float" office:value="991">
            <text:p>991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88">
            <text:p>588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65">
            <text:p>465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47">
            <text:p>447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50">
            <text:p>45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15">
            <text:p>415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360">
            <text:p>36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372">
            <text:p>372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938">
            <text:p>938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2042">
            <text:p>2042</text:p>
          </table:table-cell>
          <table:table-cell table:style-name="ACE-9" office:value-type="float" office:value="6428.429666">
            <text:p>6428,42966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2140">
            <text:p>12140</text:p>
          </table:table-cell>
          <table:table-cell table:style-name="ACE-8" office:value-type="float" office:value="1203">
            <text:p>1203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718">
            <text:p>71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66">
            <text:p>566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41">
            <text:p>541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46">
            <text:p>546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04">
            <text:p>504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439">
            <text:p>439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448">
            <text:p>44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1028">
            <text:p>102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2560">
            <text:p>2560</text:p>
          </table:table-cell>
          <table:table-cell table:style-name="ACE-9" office:value-type="float" office:value="7182.7911869999998">
            <text:p>7182,791187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3270">
            <text:p>13270</text:p>
          </table:table-cell>
          <table:table-cell table:style-name="ACE-8" office:value-type="float" office:value="1436">
            <text:p>1436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855">
            <text:p>855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70">
            <text:p>670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39">
            <text:p>639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47">
            <text:p>647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598">
            <text:p>598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521">
            <text:p>521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534">
            <text:p>534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1064">
            <text:p>1064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2375">
            <text:p>2375</text:p>
          </table:table-cell>
          <table:table-cell table:style-name="ACE-9" office:value-type="float" office:value="7857.0651319999997">
            <text:p>7857,065132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4400">
            <text:p>14400</text:p>
          </table:table-cell>
          <table:table-cell table:style-name="ACE-8" office:value-type="float" office:value="1689">
            <text:p>168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006">
            <text:p>1006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89">
            <text:p>78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49">
            <text:p>74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55">
            <text:p>755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699">
            <text:p>69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616">
            <text:p>616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620">
            <text:p>620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187">
            <text:p>1187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2147">
            <text:p>2147</text:p>
          </table:table-cell>
          <table:table-cell table:style-name="ACE-9" office:value-type="float" office:value="8548.3419379999996">
            <text:p>8548,341938</text:p>
          </table:table-cell>
          <table:table-cell table:number-columns-repeated="235" table:style-name="ACE-8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dynamic8.csv&quot;" table:base-cell-address="$'output_clang_dynamic8.csv'.$A$1"/>
          <table:named-expression table:name="Print_Area" table:expression="of:=#REF!" table:base-cell-address="$'output_clang_dynamic8.c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6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utput_clang_dynamic16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output_clang_dynamic1.csv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utput_clang_dynamic2.csv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output_clang_dynamic3.csv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output_clang_dynamic8.csv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27T22:06:18Z</dc:date>
    <meta:creation-date>2021-04-27T22:06:18Z</meta:creation-date>
    <meta:generator>gnumeric/1.12.49</meta:generator>
  </office:meta>
</office:document-meta>
</file>